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8347in" table:align="left"/>
    </style:style>
    <style:style style:name="Table1.A" style:family="table-column">
      <style:table-column-properties style:column-width="0.9465in"/>
    </style:style>
    <style:style style:name="Table1.B" style:family="table-column">
      <style:table-column-properties style:column-width="0.1951in"/>
    </style:style>
    <style:style style:name="Table1.C" style:family="table-column">
      <style:table-column-properties style:column-width="1.6931in"/>
    </style:style>
    <style:style style:name="Table1.D" style:family="table-column">
      <style:table-column-properties style:column-width="1.8493in"/>
    </style:style>
    <style:style style:name="Table1.E" style:family="table-column">
      <style:table-column-properties style:column-width="1.2181in"/>
    </style:style>
    <style:style style:name="Table1.F" style:family="table-column">
      <style:table-column-properties style:column-width="0.2021in"/>
    </style:style>
    <style:style style:name="Table1.G" style:family="table-column">
      <style:table-column-properties style:column-width="1.7306in"/>
    </style:style>
    <style:style style:name="Table1.A1" style:family="table-cell">
      <style:table-cell-properties style:vertical-align="middle" fo:padding="0in" fo:border="none" style:writing-mode="page"/>
    </style:style>
    <style:style style:name="Table1.B1" style:family="table-cell">
      <style:table-cell-properties style:vertical-align="middle" fo:padding="0.0382in" fo:border="none" style:writing-mode="page"/>
    </style:style>
    <style:style style:name="Table1.G1" style:family="table-cell">
      <style:table-cell-properties style:vertical-align="middle" style:writing-mode="page"/>
    </style:style>
    <style:style style:name="Table1.C2" style:family="table-cell">
      <style:table-cell-properties style:vertical-align="middle" fo:padding="0.0382in" fo:border-left="none" fo:border-right="none" fo:border-top="1pt dotted #000000" fo:border-bottom="1pt dotted #000000" style:writing-mode="page"/>
    </style:style>
    <style:style style:name="Table2" style:family="table">
      <style:table-properties style:width="8.0319in" table:align="margins"/>
    </style:style>
    <style:style style:name="Table2.A" style:family="table-column">
      <style:table-column-properties style:column-width="0.4736in" style:rel-column-width="3864*"/>
    </style:style>
    <style:style style:name="Table2.B" style:family="table-column">
      <style:table-column-properties style:column-width="3.5035in" style:rel-column-width="28585*"/>
    </style:style>
    <style:style style:name="Table2.C" style:family="table-column">
      <style:table-column-properties style:column-width="0.9347in" style:rel-column-width="7626*"/>
    </style:style>
    <style:style style:name="Table2.D" style:family="table-column">
      <style:table-column-properties style:column-width="1.0035in" style:rel-column-width="8187*"/>
    </style:style>
    <style:style style:name="Table2.F" style:family="table-column">
      <style:table-column-properties style:column-width="1.1826in" style:rel-column-width="9647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2.F1" style:family="table-cell">
      <style:table-cell-properties style:vertical-align="middle"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5" style:family="table-row">
      <style:table-row-properties style:min-row-height="0.3986in"/>
    </style:style>
    <style:style style:name="Table2.A5" style:family="table-cell">
      <style:table-cell-properties style:vertical-align="bottom" fo:padding="0.0382in" fo:border="none" style:writing-mode="page"/>
    </style:style>
    <style:style style:name="Table2.C5" style:family="table-cell">
      <style:table-cell-properties style:vertical-align="middle" fo:padding="0.0382in" fo:border="none" style:writing-mode="page"/>
    </style:style>
    <style:style style:name="Table3" style:family="table">
      <style:table-properties style:width="8.0319in" table:align="margins"/>
    </style:style>
    <style:style style:name="Table3.A" style:family="table-column">
      <style:table-column-properties style:column-width="0.3146in" style:rel-column-width="2566*"/>
    </style:style>
    <style:style style:name="Table3.B" style:family="table-column">
      <style:table-column-properties style:column-width="1.8132in" style:rel-column-width="14794*"/>
    </style:style>
    <style:style style:name="Table3.C" style:family="table-column">
      <style:table-column-properties style:column-width="0.5868in" style:rel-column-width="4787*"/>
    </style:style>
    <style:style style:name="Table3.D" style:family="table-column">
      <style:table-column-properties style:column-width="0.5181in" style:rel-column-width="4226*"/>
    </style:style>
    <style:style style:name="Table3.E" style:family="table-column">
      <style:table-column-properties style:column-width="0.5486in" style:rel-column-width="4476*"/>
    </style:style>
    <style:style style:name="Table3.F" style:family="table-column">
      <style:table-column-properties style:column-width="0.5493in" style:rel-column-width="4481*"/>
    </style:style>
    <style:style style:name="Table3.H" style:family="table-column">
      <style:table-column-properties style:column-width="0.9847in" style:rel-column-width="8034*"/>
    </style:style>
    <style:style style:name="Table3.I" style:family="table-column">
      <style:table-column-properties style:column-width="1.0222in" style:rel-column-width="8340*"/>
    </style:style>
    <style:style style:name="Table3.J" style:family="table-column">
      <style:table-column-properties style:column-width="1.1458in" style:rel-column-width="935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J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A5" style:family="table-cell">
      <style:table-cell-properties style:vertical-align="" fo:padding="0.0382in" fo:border="none" style:writing-mode="page"/>
    </style:style>
    <style:style style:name="P1" style:family="paragraph" style:parent-style-name="Table_20_Contents">
      <style:paragraph-properties fo:margin-top="0.0791in" fo:margin-bottom="0.0791in" style:contextual-spacing="false" fo:line-height="0.1575in" fo:text-align="center" style:justify-single-word="false"/>
      <style:text-properties style:font-name="Myanmar Text" fo:font-size="11pt" fo:font-weight="bold" officeooo:paragraph-rsid="002fbd89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margin-top="0.0791in" fo:margin-bottom="0.0791in" style:contextual-spacing="false" fo:line-height="0.1575in" fo:text-align="center" style:justify-single-word="false"/>
      <style:text-properties style:font-name="Myanmar Text" fo:font-size="9pt" fo:font-weight="bold" officeooo:rsid="0054ad0e" officeooo:paragraph-rsid="0054ad0e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Myanmar Text" fo:font-size="7pt" officeooo:paragraph-rsid="00044f69" style:font-size-asian="7pt" style:font-size-complex="7pt"/>
    </style:style>
    <style:style style:name="P4" style:family="paragraph" style:parent-style-name="Table_20_Contents">
      <style:paragraph-properties fo:margin-top="0.0398in" fo:margin-bottom="0.0398in" style:contextual-spacing="false" fo:line-height="0.1181in" fo:text-align="start" style:justify-single-word="false"/>
      <style:text-properties style:font-name="Myanmar Text" fo:font-size="7pt" officeooo:paragraph-rsid="0056c1bf" style:font-size-asian="7pt" style:font-size-complex="7pt"/>
    </style:style>
    <style:style style:name="P5" style:family="paragraph" style:parent-style-name="Table_20_Contents">
      <style:paragraph-properties fo:margin-top="0.0398in" fo:margin-bottom="0.0398in" style:contextual-spacing="false" fo:line-height="0.1181in" fo:text-align="start" style:justify-single-word="false"/>
      <style:text-properties style:font-name="Myanmar Text" fo:font-size="7pt" style:font-size-asian="7pt" style:font-size-complex="7pt"/>
    </style:style>
    <style:style style:name="P6" style:family="paragraph" style:parent-style-name="Table_20_Contents">
      <style:paragraph-properties fo:margin-top="0.0398in" fo:margin-bottom="0.0398in" style:contextual-spacing="false" fo:line-height="0.1181in"/>
      <style:text-properties style:font-name="Myanmar Text" fo:font-size="7pt" officeooo:paragraph-rsid="0056c1bf" style:font-size-asian="7pt" style:font-size-complex="7pt"/>
    </style:style>
    <style:style style:name="P7" style:family="paragraph" style:parent-style-name="Table_20_Contents">
      <style:paragraph-properties fo:margin-top="0.0398in" fo:margin-bottom="0.0398in" style:contextual-spacing="false" fo:line-height="0.1181in"/>
      <style:text-properties style:font-name="Myanmar Text" fo:font-size="7pt" officeooo:rsid="00085db4" officeooo:paragraph-rsid="00085db4" style:font-size-asian="7pt" style:font-size-complex="7pt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Myanmar Text" fo:font-size="7pt" style:font-size-asian="7pt" style:font-size-complex="7pt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Myanmar Text" fo:font-size="7pt" officeooo:paragraph-rsid="0067a7d7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Myanmar Text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Myanmar Text" fo:font-size="7pt" officeooo:paragraph-rsid="008e1dce" style:font-size-asian="7pt" style:font-size-complex="7pt"/>
    </style:style>
    <style:style style:name="P1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Myanmar Text" fo:font-size="7pt" officeooo:paragraph-rsid="0067a7d7" style:font-size-asian="7pt" style:font-size-complex="7pt"/>
    </style:style>
    <style:style style:name="P13" style:family="paragraph" style:parent-style-name="Table_20_Contents">
      <style:text-properties style:font-name="Myanmar Text" fo:font-size="7pt" officeooo:paragraph-rsid="008e1dce" style:font-size-asian="7pt" style:font-size-complex="7pt"/>
    </style:style>
    <style:style style:name="P14" style:family="paragraph" style:parent-style-name="Table_20_Contents">
      <style:paragraph-properties fo:text-align="end" style:justify-single-word="false"/>
      <style:text-properties style:font-name="Myanmar Text" fo:font-size="7pt" officeooo:paragraph-rsid="008e1dce" style:font-size-asian="7pt" style:font-size-complex="7pt"/>
    </style:style>
    <style:style style:name="P15" style:family="paragraph" style:parent-style-name="Standard">
      <style:paragraph-properties fo:line-height="100%"/>
      <style:text-properties style:font-name="Myanmar Text" fo:font-size="7pt" officeooo:paragraph-rsid="00617adb" style:font-size-asian="7pt" style:font-size-complex="7pt"/>
    </style:style>
    <style:style style:name="P1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Myanmar Text" fo:font-size="7pt" officeooo:rsid="00f23026" officeooo:paragraph-rsid="00f23026" style:font-size-asian="7pt" style:font-size-complex="7pt"/>
    </style:style>
    <style:style style:name="P17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Myanmar Text" fo:font-size="7pt" fo:font-weight="bold" officeooo:rsid="00617adb" officeooo:paragraph-rsid="00617adb" style:font-size-asian="7pt" style:font-weight-asian="bold" style:font-size-complex="7pt" style:font-weight-complex="bold"/>
    </style:style>
    <style:style style:name="P18" style:family="paragraph" style:parent-style-name="Standard">
      <style:paragraph-properties fo:line-height="150%"/>
      <style:text-properties style:font-name="Myanmar Text" fo:font-size="7pt" fo:font-weight="bold" officeooo:rsid="00617adb" officeooo:paragraph-rsid="00617adb" style:font-size-asian="7pt" style:font-weight-asian="bold" style:font-size-complex="7pt" style:font-weight-complex="bold"/>
    </style:style>
    <style:style style:name="P19" style:family="paragraph" style:parent-style-name="Standard">
      <style:text-properties style:font-name="Myanmar Text" fo:font-size="7pt" fo:font-weight="bold" officeooo:rsid="0085b19a" officeooo:paragraph-rsid="0085b19a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Myanmar Text" fo:font-size="7pt" fo:font-weight="bold" officeooo:rsid="0085b19a" officeooo:paragraph-rsid="0085b19a" style:font-size-asian="7pt" style:font-weight-asian="bold" style:font-size-complex="7pt" style:font-weight-complex="bold"/>
    </style:style>
    <style:style style:name="P21" style:family="paragraph" style:parent-style-name="Standard">
      <style:paragraph-properties fo:line-height="150%"/>
      <style:text-properties style:font-name="Myanmar Text" fo:font-size="7pt" fo:font-weight="bold" officeooo:rsid="0085b19a" officeooo:paragraph-rsid="0085b19a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margin-top="0.0398in" fo:margin-bottom="0.0398in" style:contextual-spacing="false" fo:line-height="0.1181in" fo:text-align="end" style:justify-single-word="false"/>
      <style:text-properties style:font-name="Myanmar Text" fo:font-size="7pt" fo:font-weight="bold" officeooo:rsid="00085db4" officeooo:paragraph-rsid="00085db4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margin-top="0.0398in" fo:margin-bottom="0.0398in" style:contextual-spacing="false" fo:line-height="0.1181in" fo:text-align="center" style:justify-single-word="false"/>
      <style:text-properties style:font-name="Myanmar Text" fo:font-size="7pt" fo:font-weight="bold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margin-top="0.0398in" fo:margin-bottom="0.0398in" style:contextual-spacing="false" fo:line-height="0.1181in" fo:text-align="end" style:justify-single-word="false"/>
      <style:text-properties style:font-name="Myanmar Text" fo:font-size="7pt" fo:font-weight="bold" officeooo:rsid="0054ad0e" officeooo:paragraph-rsid="0054ad0e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margin-top="0.0398in" fo:margin-bottom="0.0398in" style:contextual-spacing="false" fo:line-height="150%" fo:text-align="end" style:justify-single-word="false"/>
      <style:text-properties style:font-name="Myanmar Text" fo:font-size="7pt" fo:font-weight="bold" officeooo:paragraph-rsid="00931592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margin-top="0.0398in" fo:margin-bottom="0.0398in" style:contextual-spacing="false" fo:line-height="150%" fo:text-align="start" style:justify-single-word="false"/>
      <style:text-properties style:font-name="Myanmar Text" fo:font-size="7pt" fo:font-weight="bold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margin-top="0.0398in" fo:margin-bottom="0.0398in" style:contextual-spacing="false" fo:line-height="150%" fo:text-align="end" style:justify-single-word="false"/>
      <style:text-properties style:font-name="Myanmar Text" fo:font-size="7pt" fo:font-weight="bold" officeooo:rsid="00931592" officeooo:paragraph-rsid="00931592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margin-top="0.0398in" fo:margin-bottom="0.0398in" style:contextual-spacing="false" fo:line-height="150%" fo:text-align="end" style:justify-single-word="false"/>
      <style:text-properties style:font-name="Myanmar Text" fo:font-size="7pt" fo:font-weight="bold" officeooo:rsid="00aeddb3" officeooo:paragraph-rsid="00d60bdd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Myanmar Text" fo:font-size="7pt" fo:font-weight="bold" officeooo:rsid="00ee97d0" officeooo:paragraph-rsid="00ee97d0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margin-top="0.0398in" fo:margin-bottom="0.0398in" style:contextual-spacing="false" fo:line-height="150%"/>
      <style:text-properties style:font-name="Myanmar Text" fo:font-size="7pt" fo:font-weight="bold" officeooo:rsid="00f14189" officeooo:paragraph-rsid="00f14189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margin-top="0.0398in" fo:margin-bottom="0.0398in" style:contextual-spacing="false" fo:line-height="150%" fo:text-align="end" style:justify-single-word="false"/>
      <style:text-properties style:font-name="Myanmar Text" fo:font-size="7pt" fo:font-weight="bold" officeooo:rsid="006ff089" officeooo:paragraph-rsid="00f14189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margin-top="0.0398in" fo:margin-bottom="0.0398in" style:contextual-spacing="false" fo:line-height="150%" fo:text-align="end" style:justify-single-word="false"/>
      <style:text-properties style:font-name="Myanmar Text" fo:font-size="7pt" fo:font-weight="bold" officeooo:rsid="00f397e7" officeooo:paragraph-rsid="00f397e7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Myanmar Text" fo:font-size="7pt" fo:font-weight="bold" officeooo:paragraph-rsid="00f14189" style:font-size-asian="7pt" style:font-weight-asian="bold" style:font-size-complex="7pt" style:font-weight-complex="bold"/>
    </style:style>
    <style:style style:name="P34" style:family="paragraph" style:parent-style-name="Standard">
      <style:paragraph-properties fo:line-height="0.0193in"/>
      <style:text-properties officeooo:paragraph-rsid="002fbd89"/>
    </style:style>
    <style:style style:name="P35" style:family="paragraph" style:parent-style-name="Standard">
      <style:text-properties officeooo:paragraph-rsid="00044f69"/>
    </style:style>
    <style:style style:name="T1" style:family="text">
      <style:text-properties style:font-name="Myanmar Text" fo:font-size="7pt" officeooo:rsid="00059880" style:font-size-asian="7pt" style:font-size-complex="7pt"/>
    </style:style>
    <style:style style:name="T2" style:family="text">
      <style:text-properties style:font-name="Myanmar Text" fo:font-size="7pt" officeooo:rsid="00648760" style:font-size-asian="7pt" style:font-size-complex="7pt"/>
    </style:style>
    <style:style style:name="T3" style:family="text">
      <style:text-properties style:font-name="Myanmar Text" fo:font-size="7pt" officeooo:rsid="009b3cad" style:font-size-asian="7pt" style:font-size-complex="7pt"/>
    </style:style>
    <style:style style:name="T4" style:family="text">
      <style:text-properties style:font-name="Myanmar Text" fo:font-size="7pt" officeooo:rsid="0085b19a" style:font-size-asian="7pt" style:font-size-complex="7pt"/>
    </style:style>
    <style:style style:name="T5" style:family="text">
      <style:text-properties officeooo:rsid="0054ad0e"/>
    </style:style>
    <style:style style:name="T6" style:family="text">
      <style:text-properties officeooo:rsid="00aeddb3"/>
    </style:style>
    <style:style style:name="T7" style:family="text">
      <style:text-properties officeooo:rsid="00f141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 Name" text:name="py3o.rec.supplier_name"/>
        <text:user-field-decl office:value-type="string" office:string-value="S No" text:name="py3o.rec.sr_no"/>
        <text:user-field-decl office:value-type="string" office:string-value="Date" text:name="py3o.rec.date"/>
        <text:user-field-decl office:value-type="string" office:string-value="No" text:name="py3o.line.no"/>
        <text:user-field-decl office:value-type="string" office:string-value="Name" text:name="py3o.line.pname"/>
        <text:user-field-decl office:value-type="string" office:string-value="Qty" text:name="py3o.line.qty"/>
        <text:user-field-decl office:value-type="string" office:string-value="Order Date" text:name="py3o.line.ordering_date"/>
        <text:user-field-decl office:value-type="string" office:string-value="Delivery Date" text:name="py3o.line.delivery_date"/>
        <text:user-field-decl office:value-type="string" office:string-value="Remark" text:name="py3o.line.line_remark"/>
        <text:user-field-decl office:value-type="string" office:string-value="P Validate" text:name="py3o.rec.price_validate"/>
        <text:user-field-decl office:value-type="string" office:string-value="Payment Terms" text:name="py3o.rec.payment_terms"/>
        <text:user-field-decl office:value-type="string" office:string-value="Order Confirm" text:name="py3o.rec.order_confirm"/>
        <text:user-field-decl office:value-type="string" office:string-value="Delivery" text:name="py3o.rec.delivery"/>
        <text:user-field-decl office:value-type="string" office:string-value="Remark" text:name="py3o.rec.remark"/>
        <text:user-field-decl office:value-type="string" office:string-value="uom" text:name="py3o.line.uom"/>
        <text:user-field-decl office:value-type="string" office:string-value="unit_price" text:name="py3o.line.unit_price"/>
        <text:user-field-decl office:value-type="string" office:string-value="subtotal" text:name="py3o.line.subtotal"/>
        <text:user-field-decl office:value-type="string" office:string-value="C Rate" text:name="py3o.rec.currency_rate"/>
        <text:user-field-decl office:value-type="string" office:string-value="Qty" text:name="py3o.rec.qty_kg"/>
        <text:user-field-decl office:value-type="string" office:string-value="Created Date" text:name="py3o.rec.created_date"/>
        <text:user-field-decl office:value-type="string" office:string-value="Confirmed Date" text:name="py3o.rec.confirmed_date"/>
        <text:user-field-decl office:value-type="string" office:string-value="P No" text:name="py3o.p_line.no"/>
        <text:user-field-decl office:value-type="string" office:string-value="P Name" text:name="py3o.p_line.pname"/>
        <text:user-field-decl office:value-type="string" office:string-value="Qty" text:name="py3o.p_line.qty"/>
        <text:user-field-decl office:value-type="string" office:string-value="Uom" text:name="py3o.p_line.uom"/>
        <text:user-field-decl office:value-type="string" office:string-value="Total Qty" text:name="py3o.rec.total_product_lines_qty"/>
        <text:user-field-decl office:value-type="string" office:string-value="No" text:name="py3o.rc_line.no"/>
        <text:user-field-decl office:value-type="string" office:string-value="Name" text:name="py3o.rc_line.pname"/>
        <text:user-field-decl office:value-type="string" office:string-value="Qty" text:name="py3o.rc_line.qty"/>
        <text:user-field-decl office:value-type="string" office:string-value="Uom" text:name="py3o.rc_line.uom"/>
        <text:user-field-decl office:value-type="string" office:string-value="Bal Qty" text:name="py3o.rc_line.bal_qty"/>
        <text:user-field-decl office:value-type="string" office:string-value="Over" text:name="py3o.rc_line.overed_qty"/>
        <text:user-field-decl office:value-type="string" office:string-value="Require" text:name="py3o.rc_line.required_qty"/>
        <text:user-field-decl office:value-type="string" office:string-value="Price" text:name="py3o.rc_line.unit_price"/>
        <text:user-field-decl office:value-type="string" office:string-value="AUnit" text:name="py3o.rc_line.amount_unit"/>
        <text:user-field-decl office:value-type="string" office:string-value="ACur" text:name="py3o.rc_line.amount_currency_rate"/>
        <text:user-field-decl office:value-type="string" office:string-value="Total Q" text:name="py3o.rec.total_components_qty"/>
        <text:user-field-decl office:value-type="string" office:string-value="Total Unit" text:name="py3o.rec.total_components_amount_unit"/>
        <text:user-field-decl office:value-type="string" office:string-value="Total Cur" text:name="py3o.rec.total_components_amount_currency"/>
        <text:user-field-decl office:value-type="string" office:string-value="weight" text:name="py3o.line.weight"/>
        <text:user-field-decl office:value-type="string" office:string-value="to_product_qty" text:name="py3o.p_line.to_product_qty"/>
        <text:user-field-decl office:value-type="string" office:string-value="weight" text:name="py3o.p_line.weight"/>
        <text:user-field-decl office:value-type="string" office:string-value="Product Weight" text:name="py3o.rec.total_product_weight"/>
      </text:user-field-decls>
      <text:p text:style-name="P35"><text:a xlink:type="simple" xlink:href="py3o://for=%22rec%20in%20records%22" text:style-name="Internet_20_link" text:visited-style-name="Visited_20_Internet_20_Link"><text:span text:style-name="T1">for="rec in record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2"><text:span text:style-name="T5">Currency Rate</text:span> </text:p>
          </table:table-cell>
          <table:table-cell table:style-name="Table1.B1" office:value-type="string">
            <text:p text:style-name="P23">:</text:p>
          </table:table-cell>
          <table:table-cell table:style-name="Table1.A1" office:value-type="string">
            <text:p text:style-name="P4"><text:s/><text:user-field-get text:name="py3o.rec.currency_rate">C Rate</text:user-field-get></text:p>
          </table:table-cell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24">Created Date</text:p>
          </table:table-cell>
          <table:table-cell table:style-name="Table1.A1" office:value-type="string">
            <text:p text:style-name="P23">:</text:p>
          </table:table-cell>
          <table:table-cell table:style-name="Table1.G1" office:value-type="string">
            <text:p text:style-name="P5"><text:s/><text:user-field-get text:name="py3o.rec.created_date">Created Date</text:user-field-get></text:p>
          </table:table-cell>
        </table:table-row>
        <table:table-row>
          <table:table-cell table:style-name="Table1.A1" office:value-type="string">
            <text:p text:style-name="P22"><text:span text:style-name="T5">Qty(KG)</text:span> </text:p>
          </table:table-cell>
          <table:table-cell table:style-name="Table1.B1" office:value-type="string">
            <text:p text:style-name="P23">:</text:p>
          </table:table-cell>
          <table:table-cell table:style-name="Table1.C2" office:value-type="string">
            <text:p text:style-name="P6"><text:user-field-get text:name="py3o.rec.qty_kg">Qty</text:user-field-get></text:p>
          </table:table-cell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24">Confirmed Date</text:p>
          </table:table-cell>
          <table:table-cell table:style-name="Table1.A1" office:value-type="string">
            <text:p text:style-name="P23">:</text:p>
          </table:table-cell>
          <table:table-cell table:style-name="Table1.C2" office:value-type="string">
            <text:p text:style-name="P4"><text:user-field-get text:name="py3o.rec.confirmed_date">Confirmed Date</text:user-field-get></text:p>
          </table:table-cell>
        </table:table-row>
      </table:table>
      <text:p text:style-name="P3"/>
      <text:p text:style-name="P18">Product Lin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row>
          <table:table-cell table:style-name="Table2.A1" office:value-type="string">
            <text:p text:style-name="P17">No.</text:p>
          </table:table-cell>
          <table:table-cell table:style-name="Table2.A1" office:value-type="string">
            <text:p text:style-name="P17">Product</text:p>
          </table:table-cell>
          <table:table-cell table:style-name="Table2.A1" office:value-type="string">
            <text:p text:style-name="P17">Qty</text:p>
          </table:table-cell>
          <table:table-cell table:style-name="Table2.A1" office:value-type="string">
            <text:p text:style-name="P17">Uom</text:p>
          </table:table-cell>
          <table:table-cell table:style-name="Table2.A1" office:value-type="string">
            <text:p text:style-name="P29">Weight</text:p>
          </table:table-cell>
          <table:table-cell table:style-name="Table2.F1" office:value-type="string">
            <text:p text:style-name="P17">To Product Weight</text:p>
          </table:table-cell>
        </table:table-row>
        <table:table-row>
          <table:table-cell table:style-name="Table2.A2" table:number-columns-spanned="6" office:value-type="string">
            <text:p text:style-name="Table_20_Contents"><text:a xlink:type="simple" xlink:href="py3o://for=%22p_line%20in%20rec.product_lines%22" text:style-name="Internet_20_link" text:visited-style-name="Visited_20_Internet_20_Link"><text:span text:style-name="T2">for="p_line in rec.product_line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8"><text:user-field-get text:name="py3o.p_line.no">P No</text:user-field-get></text:p>
          </table:table-cell>
          <table:table-cell table:style-name="Table2.B3" office:value-type="string">
            <text:p text:style-name="P12"><text:s/><text:user-field-get text:name="py3o.p_line.pname">P Name</text:user-field-get></text:p>
          </table:table-cell>
          <table:table-cell table:style-name="Table2.C3" office:value-type="string">
            <text:p text:style-name="P9"><text:user-field-get text:name="py3o.p_line.qty">Qty</text:user-field-get></text:p>
          </table:table-cell>
          <table:table-cell table:style-name="Table2.D3" office:value-type="string">
            <text:p text:style-name="P9"><text:user-field-get text:name="py3o.p_line.uom">Uom</text:user-field-get></text:p>
          </table:table-cell>
          <table:table-cell table:style-name="Table2.E3" office:value-type="string">
            <text:p text:style-name="P16"><text:user-field-get text:name="py3o.p_line.weight">weight</text:user-field-get></text:p>
          </table:table-cell>
          <table:table-cell table:style-name="Table2.F3" office:value-type="string">
            <text:p text:style-name="P9"><text:user-field-get text:name="py3o.p_line.to_product_qty">to_product_qty</text:user-field-get></text:p>
          </table:table-cell>
        </table:table-row>
        <table:table-row>
          <table:table-cell table:style-name="Table2.A4" table:number-columns-spanned="6" office:value-type="string">
            <text:p text:style-name="Table_20_Contents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2" office:value-type="string">
            <text:p text:style-name="P31">Total Qt<text:span text:style-name="T7">y </text:span></text:p>
          </table:table-cell>
          <table:covered-table-cell/>
          <table:table-cell table:style-name="Table2.C5" office:value-type="string">
            <text:p text:style-name="P33"><text:user-field-get text:name="py3o.rec.total_product_lines_qty">Total Qty</text:user-field-get></text:p>
          </table:table-cell>
          <table:table-cell table:style-name="Table2.A5" office:value-type="string">
            <text:p text:style-name="P30"/>
          </table:table-cell>
          <table:table-cell table:style-name="Table2.A5" office:value-type="string">
            <text:p text:style-name="P32"/>
          </table:table-cell>
          <table:table-cell table:style-name="Table2.C5" office:value-type="string">
            <text:p text:style-name="P33"><text:user-field-get text:name="py3o.rec.total_product_weight">Product Weight</text:user-field-get></text:p>
          </table:table-cell>
        </table:table-row>
      </table:table>
      <text:p text:style-name="P15"/>
      <text:p text:style-name="P21">Raw Componen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 table:number-columns-repeated="2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20">No.</text:p>
          </table:table-cell>
          <table:table-cell table:style-name="Table3.A1" office:value-type="string">
            <text:p text:style-name="P20">Raw Products</text:p>
          </table:table-cell>
          <table:table-cell table:style-name="Table3.A1" office:value-type="string">
            <text:p text:style-name="P20">Qty</text:p>
          </table:table-cell>
          <table:table-cell table:style-name="Table3.A1" office:value-type="string">
            <text:p text:style-name="P20">Uom</text:p>
          </table:table-cell>
          <table:table-cell table:style-name="Table3.A1" office:value-type="string">
            <text:p text:style-name="P20">Bal Qty </text:p>
          </table:table-cell>
          <table:table-cell table:style-name="Table3.A1" office:value-type="string">
            <text:p text:style-name="P20">Over</text:p>
          </table:table-cell>
          <table:table-cell table:style-name="Table3.A1" office:value-type="string">
            <text:p text:style-name="P20">Require</text:p>
          </table:table-cell>
          <table:table-cell table:style-name="Table3.A1" office:value-type="string">
            <text:p text:style-name="P20">Unit Price</text:p>
          </table:table-cell>
          <table:table-cell table:style-name="Table3.A1" office:value-type="string">
            <text:p text:style-name="P20">Amount($)</text:p>
          </table:table-cell>
          <table:table-cell table:style-name="Table3.J1" office:value-type="string">
            <text:p text:style-name="P20">Amount(K)</text:p>
          </table:table-cell>
        </table:table-row>
        <table:table-row>
          <table:table-cell table:style-name="Table3.A2" table:number-columns-spanned="10" office:value-type="string">
            <text:p text:style-name="Table_20_Contents"><text:a xlink:type="simple" xlink:href="py3o://for=%22rc_line%20in%20rec.raw_component_lines%22" text:style-name="Internet_20_link" text:visited-style-name="Visited_20_Internet_20_Link"><text:span text:style-name="T3">for="rc_line in rec.raw_component_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0"><text:user-field-get text:name="py3o.rc_line.no">No</text:user-field-get></text:p>
          </table:table-cell>
          <table:table-cell table:style-name="Table3.A3" office:value-type="string">
            <text:p text:style-name="P13"><text:user-field-get text:name="py3o.rc_line.pname">Name</text:user-field-get></text:p>
          </table:table-cell>
          <table:table-cell table:style-name="Table3.A3" office:value-type="string">
            <text:p text:style-name="P11"><text:user-field-get text:name="py3o.rc_line.qty">Qty</text:user-field-get></text:p>
          </table:table-cell>
          <table:table-cell table:style-name="Table3.A3" office:value-type="string">
            <text:p text:style-name="P11"><text:user-field-get text:name="py3o.rc_line.uom">Uom</text:user-field-get></text:p>
          </table:table-cell>
          <table:table-cell table:style-name="Table3.A3" office:value-type="string">
            <text:p text:style-name="P11"><text:user-field-get text:name="py3o.rc_line.bal_qty">Bal Qty</text:user-field-get></text:p>
          </table:table-cell>
          <table:table-cell table:style-name="Table3.A3" office:value-type="string">
            <text:p text:style-name="P11"><text:user-field-get text:name="py3o.rc_line.overed_qty">Over</text:user-field-get></text:p>
          </table:table-cell>
          <table:table-cell table:style-name="Table3.A3" office:value-type="string">
            <text:p text:style-name="P11"><text:user-field-get text:name="py3o.rc_line.required_qty">Require</text:user-field-get></text:p>
          </table:table-cell>
          <table:table-cell table:style-name="Table3.A3" office:value-type="string">
            <text:p text:style-name="P14"><text:user-field-get text:name="py3o.rc_line.unit_price">Price</text:user-field-get></text:p>
          </table:table-cell>
          <table:table-cell table:style-name="Table3.A3" office:value-type="string">
            <text:p text:style-name="P14"><text:user-field-get text:name="py3o.rc_line.amount_unit">AUnit</text:user-field-get></text:p>
          </table:table-cell>
          <table:table-cell table:style-name="Table3.A2" office:value-type="string">
            <text:p text:style-name="P14"><text:user-field-get text:name="py3o.rc_line.amount_currency_rate">ACur</text:user-field-get></text:p>
          </table:table-cell>
        </table:table-row>
        <table:table-row>
          <table:table-cell table:style-name="Table3.A2" table:number-columns-spanned="10" office:value-type="string">
            <text:p text:style-name="Table_20_Contents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2" office:value-type="string">
            <text:p text:style-name="P27">Total <text:span text:style-name="T6">Qty <text:s text:c="5"/></text:span></text:p>
          </table:table-cell>
          <table:covered-table-cell/>
          <table:table-cell table:style-name="Table3.A5" table:number-columns-spanned="2" office:value-type="string">
            <text:p text:style-name="P26"><text:s text:c="2"/><text:user-field-get text:name="py3o.rec.total_components_qty">Total Q</text:user-field-get></text:p>
          </table:table-cell>
          <table:covered-table-cell/>
          <table:table-cell table:style-name="Table3.A5" table:number-columns-spanned="4" office:value-type="string">
            <text:p text:style-name="P28">Total Cost </text:p>
          </table:table-cell>
          <table:covered-table-cell/>
          <table:covered-table-cell/>
          <table:covered-table-cell/>
          <table:table-cell table:style-name="Table3.A5" office:value-type="string">
            <text:p text:style-name="P25"><text:user-field-get text:name="py3o.rec.total_components_amount_unit">Total Unit</text:user-field-get></text:p>
          </table:table-cell>
          <table:table-cell table:style-name="Table3.A5" office:value-type="string">
            <text:p text:style-name="P25"><text:user-field-get text:name="py3o.rec.total_components_amount_currency">Total Cur</text:user-field-get></text:p>
          </table:table-cell>
        </table:table-row>
      </table:table>
      <text:p text:style-name="P19"/>
      <text:p text:style-name="P3"/>
      <text:p text:style-name="P35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161in" style:type="center"/>
          <style:tab-stop style:position="8.031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161in" style:type="center"/>
          <style:tab-stop style:position="8.031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8.0319in" table:align="margins"/>
    </style:style>
    <style:style style:name="Table4.A" style:family="table-column">
      <style:table-column-properties style:column-width="8.0319in" style:rel-column-width="65535*"/>
    </style:style>
    <style:style style:name="Table4.A1" style:family="table-cell">
      <style:table-cell-properties style:vertical-align="middle" fo:padding="0in" fo:border="none" style:writing-mode="page"/>
    </style:style>
    <style:style style:name="MP1" style:family="paragraph" style:parent-style-name="Table_20_Contents">
      <style:paragraph-properties fo:margin-top="0.0791in" fo:margin-bottom="0.0791in" style:contextual-spacing="false" fo:line-height="0.1575in" fo:text-align="center" style:justify-single-word="false"/>
      <style:text-properties style:font-name="Myanmar Text" fo:font-size="11pt" fo:font-weight="bold" officeooo:paragraph-rsid="002fbd89" style:font-size-asian="11pt" style:font-weight-asian="bold" style:font-size-complex="11pt" style:font-weight-complex="bold"/>
    </style:style>
    <style:style style:name="MP2" style:family="paragraph" style:parent-style-name="Table_20_Contents">
      <style:paragraph-properties fo:margin-top="0.0791in" fo:margin-bottom="0.0791in" style:contextual-spacing="false" fo:line-height="0.1575in" fo:text-align="center" style:justify-single-word="false"/>
      <style:text-properties style:font-name="Myanmar Text" fo:font-size="9pt" fo:font-weight="bold" officeooo:rsid="0054ad0e" officeooo:paragraph-rsid="0054ad0e" style:font-size-asian="9pt" style:font-weight-asian="bold" style:font-size-complex="9pt" style:font-weight-complex="bold"/>
    </style:style>
    <style:style style:name="MP3" style:family="paragraph" style:parent-style-name="Standard">
      <style:paragraph-properties fo:line-height="0.0193in"/>
      <style:text-properties officeooo:paragraph-rsid="002fbd89"/>
    </style:style>
    <style:page-layout style:name="Mpm1">
      <style:page-layout-properties fo:page-width="8.2681in" fo:page-height="11.6929in" style:num-format="1" style:print-orientation="portrait" fo:margin-top="0.3937in" fo:margin-bottom="0.1965in" fo:margin-left="0.1181in" fo:margin-right="0.1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MP1">SEIN DIAMOND PAINTS CO.,LTD.</text:p>
            </table:table-cell>
          </table:table-row>
          <table:table-row>
            <table:table-cell table:style-name="Table4.A1" office:value-type="string">
              <text:p text:style-name="MP2">Production Order Summary Report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14:40:11.061000000</meta:creation-date>
    <dc:date>2023-12-19T15:24:33.281000000</dc:date>
    <meta:editing-duration>PT5H2M59S</meta:editing-duration>
    <meta:editing-cycles>87</meta:editing-cycles>
    <meta:generator>LibreOffice/7.4.2.3$Windows_X86_64 LibreOffice_project/382eef1f22670f7f4118c8c2dd222ec7ad009daf</meta:generator>
    <meta:document-statistic meta:table-count="4" meta:image-count="0" meta:object-count="0" meta:page-count="1" meta:paragraph-count="62" meta:word-count="98" meta:character-count="555" meta:non-whitespace-character-count="503"/>
  </office:meta>
</office:document-meta>
</file>